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body<text:s/>{<text:s/></text:span><text:span text:style-name="T1_2"><text:line-break/></text:span><text:span text:style-name="T1_3"> font-family:<text:s/>sans-serif;<text:s/></text:span><text:span text:style-name="T1_4"><text:line-break/></text:span><text:span text:style-name="T1_5"> background:<text:s/>#f2f2f2;<text:s/></text:span><text:span text:style-name="T1_6"><text:line-break/></text:span><text:span text:style-name="T1_7"> padding:<text:s/>2rem;<text:s/></text:span><text:span text:style-name="T1_8"><text:line-break/></text:span><text:span text:style-name="T1_9"> text-align:<text:s/>center;<text:s/></text:span><text:span text:style-name="T1_10"><text:line-break/></text:span><text:span text:style-name="T1_11">}<text:s/></text:span><text:span text:style-name="T1_12"><text:line-break/></text:span><text:span text:style-name="T1_13"><text:line-break/></text:span><text:span text:style-name="T1_14">input<text:s/>{<text:s/></text:span><text:span text:style-name="T1_15"><text:line-break/></text:span><text:span text:style-name="T1_16"> padding:<text:s/>0.5rem;<text:s/></text:span><text:span text:style-name="T1_17"><text:line-break/></text:span><text:span text:style-name="T1_18"> width:<text:s/>60%;<text:s/></text:span><text:span text:style-name="T1_19"><text:line-break/></text:span><text:span text:style-name="T1_20">}<text:s/></text:span><text:span text:style-name="T1_21"><text:line-break/></text:span><text:span text:style-name="T1_22"><text:line-break/></text:span><text:span text:style-name="T1_23">button<text:s/>{<text:s/></text:span><text:span text:style-name="T1_24"><text:line-break/></text:span><text:span text:style-name="T1_25"> padding:<text:s/>0.5rem<text:s/>1rem;<text:s/></text:span><text:span text:style-name="T1_26"><text:line-break/></text:span><text:span text:style-name="T1_27"> margin-left:<text:s/>10px;<text:s/></text:span><text:span text:style-name="T1_28"><text:line-break/></text:span><text:span text:style-name="T1_29"> cursor:<text:s/>pointer;<text:s/></text:span><text:span text:style-name="T1_30"><text:line-break/></text:span><text:span text:style-name="T1_31">}<text:s/></text:span><text:span text:style-name="T1_32"><text:line-break/></text:span><text:span text:style-name="T1_33"><text:line-break/></text:span><text:span text:style-name="T1_34">ul<text:s/>{<text:s/></text:span><text:span text:style-name="T1_35"><text:line-break/></text:span><text:span text:style-name="T1_36"> list-style:<text:s/>none;<text:s/></text:span><text:span text:style-name="T1_37"><text:line-break/></text:span><text:span text:style-name="T1_38"> padding:<text:s/>0;<text:s/></text:span><text:span text:style-name="T1_39"><text:line-break/></text:span><text:span text:style-name="T1_40">}<text:s/></text:span><text:span text:style-name="T1_41"><text:line-break/></text:span><text:span text:style-name="T1_42"><text:line-break/></text:span><text:span text:style-name="T1_43">li<text:s/>{<text:s/></text:span><text:span text:style-name="T1_44"><text:line-break/></text:span><text:span text:style-name="T1_45"> margin:<text:s/>0.5rem<text:s/>0;<text:s/></text:span><text:span text:style-name="T1_46"><text:line-break/></text:span><text:span text:style-name="T1_47"> padding:<text:s/>0.5rem;<text:s/></text:span><text:span text:style-name="T1_48"><text:line-break/></text:span><text:span text:style-name="T1_49"> background:<text:s/>white;<text:s/></text:span><text:span text:style-name="T1_50"><text:line-break/></text:span><text:span text:style-name="T1_51"> display:<text:s/>flex;<text:s/></text:span><text:span text:style-name="T1_52"><text:line-break/></text:span><text:span text:style-name="T1_53"> justify-content:<text:s/>space-between;<text:s/></text:span><text:span text:style-name="T1_54"><text:line-break/></text:span><text:span text:style-name="T1_55"> align-items:<text:s/>center;<text:s/></text:span><text:span text:style-name="T1_56"><text:line-break/></text:span><text:span text:style-name="T1_57">}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